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_20_indent">
      <style:text-properties fo:font-weight="bold" style:font-weight-asian="bold" style:font-weight-complex="bold"/>
    </style:style>
    <style:style style:name="P2" style:family="paragraph" style:parent-style-name="Hanging_20_indent">
      <style:text-properties fo:font-weight="bold" style:font-weight-asian="bold" style:font-weight-complex="bold"/>
    </style:style>
    <style:style style:name="P3" style:family="paragraph" style:parent-style-name="Hanging_20_inden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text-properties fo:font-style="normal" style:font-style-asian="normal" style:font-style-complex="normal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etree library API</text:p>
      <text:h text:style-name="Heading_20_1" text:outline-level="1">Introduction</text:h>
      <text:p text:style-name="Text_20_body">The basetree library provides the objects for managing basetree.xml files. It contains three classes:</text:p>
      <text:p text:style-name="P1">BaseForest:<text:span text:style-name="T1"> A list of StringTrees. A BaseForest object is contained within a single XML file; it is the object returned by parsing such a file, and can be serialized to XML.</text:span></text:p>
      <text:p text:style-name="P1">StringTree:<text:span text:style-name="T1"> A string containing the serialized XML representation of a BaseTree. The parent node of a string_tree is &lt;tree/&gt;.</text:span></text:p>
      <text:p text:style-name="P1">BaseTree:<text:span text:style-name="T1"> A XML-DOM representation of a syntactic tree.</text:span></text:p>
      <text:h text:style-name="Heading_20_1" text:outline-level="1">Creating objects</text:h>
      <text:p text:style-name="Text_20_body">To create an instance of a BaseForest from an XML file, use the parse_file method:</text:p>
      <text:p text:style-name="Quotations">forest = basetree2.<text:span text:style-name="T6">parse_file</text:span><text:span text:style-name="T5">(</text:span><text:span text:style-name="T2">filename_or_file</text:span><text:span text:style-name="T5">)</text:span></text:p>
      <text:list xml:id="list1327560678" text:style-name="L1">
        <text:list-item>
          <text:p text:style-name="P4">The parse_file method calls SAX validation on the XML file to ensure that it conforms to the basetree.xsd schema. <text:s/>Any non-conformity will cause a ValidationError to be raised.</text:p>
        </text:list-item>
      </text:list>
      <text:p text:style-name="Text_20_body">To create an empty instance of a BaseForest, use the object’s __init__() method:</text:p>
      <text:p text:style-name="Quotations">forest = basetree2.<text:span text:style-name="T10">BaseForest</text:span><text:span text:style-name="T5">(</text:span><text:span text:style-name="T2">[string_trees]</text:span><text:span text:style-name="T5">)</text:span></text:p>
      <text:list xml:id="list2156949933" text:style-name="L2">
        <text:list-item>
          <text:p text:style-name="P5">The string_trees argument is a list of StringTree instances (or any string transformable into a StringTree instance). <text:s text:c="2"/>If any of the StringTree instances do not conform to the schema, a ValidationError is raised.</text:p>
        </text:list-item>
      </text:list>
      <text:p text:style-name="Text_20_body">To create a StringTree from a string containing serialized XML, use the object’s __init__ method:</text:p>
      <text:p text:style-name="Quotations">string_tree = basetree2.StringTree(<text:span text:style-name="T2">string</text:span>)</text:p>
      <text:list xml:id="list608642027" text:style-name="L3">
        <text:list-item>
          <text:p text:style-name="P6">The string will be validated on initialization; if it does not conform to the schema, a ValidationError is raised.</text:p>
        </text:list-item>
      </text:list>
      <text:p text:style-name="Text_20_body">To create an empty instance of a StringTree, use the object’s __init__ method with no argument:</text:p>
      <text:p text:style-name="Quotations">string_tree = basetree2.StringTree()</text:p>
      <text:p text:style-name="Text_20_body">To create an instance of a BaseTree, it is strongly recommended to (i) create a StringTree instance, and then (ii) use its to_base_tree method:</text:p>
      <text:p text:style-name="Quotations">tree = string_tree.to_base_tree()</text:p>
      <text:h text:style-name="Heading_20_1" text:outline-level="1">BaseForest class</text:h>
      <text:p text:style-name="P2"><text:span text:style-name="T1">forest.</text:span>name<text:span text:style-name="T1">: String containing the forest’s name.</text:span></text:p>
      <text:p text:style-name="P2"><text:span text:style-name="T1">forest.</text:span>structure_rules<text:span text:style-name="T1">: Dictionary containing ONLY the following keys and values: </text:span></text:p>
      <text:p text:style-name="Quotations"><text:bookmark-start text:name="__DdeLink__1_339540769"/><text:span text:style-name="T1">'contacts': </text:span><text:span text:style-name="T3">bool</text:span><text:span text:style-name="T1">, <text:line-break/>'crossing_branches': </text:span><text:span text:style-name="T3">bool</text:span><text:span text:style-name="T1">,<text:line-break/>'fallen_branches': </text:span><text:span text:style-name="T3">bool</text:span><text:span text:style-name="T1">,<text:line-break/>'fallen_leaves': </text:span><text:span text:style-name="T3">bool</text:span><text:span text:style-name="T1">,<text:line-break/>'knots': </text:span><text:span text:style-name="T3">bool</text:span><text:span text:style-name="T1">,<text:line-break/>'max_leaves_per_branch': </text:span><text:span text:style-name="T3">int</text:span><text:span text:style-name="T1">,<text:line-break/></text:span><text:soft-page-break/><text:span text:style-name="T1">'min_leaves_per_branch': </text:span><text:span text:style-name="T3">int</text:span><text:span text:style-name="T7">,<text:line-break/>'terminal_branches</text:span><text:span text:style-name="T1">': </text:span><text:span text:style-name="T3">bool</text:span><text:bookmark-end text:name="__DdeLink__1_339540769"/></text:p>
      <text:p text:style-name="Hanging_20_indent"><text:span text:style-name="T7">forest.</text:span><text:span text:style-name="T6">build_map</text:span><text:span text:style-name="T7">(</text:span><text:span text:style-name="T3">remove_knots=</text:span><text:span text:style-name="T7">False): Creates a &lt;map/&gt; element at the start of the forest. <text:s/>The ‘value’ attribute of all knots is assumed to contain valid XML markup. <text:s/>Once the map has been created, the resulting XML is validated. <text:s/>If not well-formed, a message is printed and the map string dumped to the file ‘map’ in CWD. <text:s/>No exception is raised, and the map is not included in the forest. <text:s/>If </text:span><text:span text:style-name="T3">remove_knots</text:span><text:span text:style-name="T7"> is True, knots are deleted from the forest.</text:span></text:p>
      <text:p text:style-name="Hanging_20_indent"><text:span text:style-name="T7">forest</text:span><text:span text:style-name="T3">.</text:span><text:span text:style-name="T6">validate</text:span><text:span text:style-name="T7">(</text:span><text:span text:style-name="T3">[string_tree]</text:span><text:span text:style-name="T7">): Validates string_tree against forest’s structure rules. <text:s/>If no argument is passed, validates the whole forest. <text:s/>Raises StructureError if the tree doesn’t conform.</text:span></text:p>
      <text:p text:style-name="Hanging_20_indent"><text:span text:style-name="T7">forest.</text:span><text:span text:style-name="T6">to_leaf_dict</text:span><text:span text:style-name="T7">(): Converts the forest to a ID-keyed dictionary, each entry corresponding to the attributes of leaves and knots.</text:span></text:p>
      <text:p text:style-name="Hanging_20_indent"><text:span text:style-name="T7">forest.</text:span><text:span text:style-name="T6">toxml</text:span><text:span text:style-name="T7">([</text:span><text:span text:style-name="T3">decl=</text:span><text:span text:style-name="T7">False [, </text:span><text:span text:style-name="T3">validate</text:span><text:span text:style-name="T7">=True]]): Returns </text:span><text:span text:style-name="T3">forest</text:span><text:span text:style-name="T7"> serialized to XML string. <text:s/>If </text:span><text:span text:style-name="T3">validate</text:span><text:span text:style-name="T7">, validates the forest against the structure rules first (default). <text:s/>If </text:span><text:span text:style-name="T3">decl</text:span><text:span text:style-name="T7">, adds XML declaration to the start of the string.</text:span></text:p>
      <text:h text:style-name="Heading_20_1" text:outline-level="1">StringTree class</text:h>
      <text:p text:style-name="Hanging_20_indent">string_tree.<text:span text:style-name="T10">get_id</text:span><text:span text:style-name="T1">(): Returns unique ID of the string_tree</text:span></text:p>
      <text:p text:style-name="Hanging_20_indent"><text:span text:style-name="T1">string_tree.</text:span><text:span text:style-name="T10">validate</text:span><text:span text:style-name="T1">(): SAX parses the StringTree to validate it. <text:s/>Called automatically on initialization, it shouldn’t be called unless the string has been edited (which isn’t advisable).</text:span></text:p>
      <text:p text:style-name="Hanging_20_indent"><text:span text:style-name="T1">string_tree.</text:span><text:span text:style-name="T10">to_base_tree</text:span><text:span text:style-name="T1">(): Returns a BaseTree instance from the string tree.</text:span></text:p>
      <text:h text:style-name="Heading_20_1" text:outline-level="1">BaseTree class</text:h>
      <text:p text:style-name="Text_20_body">Inherits from xml.dom.minidom.Document. <text:s/><text:span text:style-name="T10">For making changes to the tree structure, it is strongly recommended to use only BaseTree methods. </text:span><text:s/>(There’s nothing to stop you creating a &lt;fruit/&gt; element by mistake otherwise: this will cause SAX validation on the string_tree to fail.) For getting, inherited methods are fine.</text:p>
      <text:h text:style-name="Heading_20_3" text:outline-level="3">Properties</text:h>
      <text:p text:style-name="Hanging_20_indent">base_tree.<text:span text:style-name="T10">trunk</text:span><text:span text:style-name="T1">: &lt;trunk/&gt; element</text:span></text:p>
      <text:p text:style-name="Hanging_20_indent"><text:span text:style-name="T1">base_tree.</text:span><text:span text:style-name="T10">leaves</text:span><text:span text:style-name="T1">: returns a list of all &lt;leaf/&gt; nodes</text:span></text:p>
      <text:p text:style-name="Hanging_20_indent"><text:span text:style-name="T1">base_tree.</text:span><text:span text:style-name="T10">knots</text:span><text:span text:style-name="T1">: returns a list of all &lt;knot/&gt; nodes</text:span></text:p>
      <text:p text:style-name="Hanging_20_indent"><text:span text:style-name="T1">base_tree.</text:span><text:span text:style-name="T10">contacts</text:span><text:span text:style-name="T1">: returns a list of all &lt;contact/&gt; nodes</text:span></text:p>
      <text:p text:style-name="Hanging_20_indent"><text:span text:style-name="T1">base_tree.</text:span><text:span text:style-name="T10">ids</text:span><text:span text:style-name="T1">: returns a list of all ids used in the sentence.</text:span></text:p>
      <text:p text:style-name="Hanging_20_indent"><text:span text:style-name="T1">base_tree.</text:span><text:span text:style-name="T10">branch_attrs</text:span><text:span text:style-name="T1">: returns a list of all branch attributes.</text:span></text:p>
      <text:p text:style-name="Hanging_20_indent"><text:span text:style-name="T1">base_tree.</text:span><text:span text:style-name="T10">leaf_attrs</text:span><text:span text:style-name="T1">: returns a list of all leaf attributes.</text:span></text:p>
      <text:p text:style-name="Hanging_20_indent"><text:span text:style-name="T1">base_tree.</text:span><text:span text:style-name="T10">leafless_branches()</text:span><text:span text:style-name="T1">: returns True if the tree contains branches </text:span><text:span text:style-name="T3">without child leaves OR knots</text:span><text:span text:style-name="T1">, else False.</text:span></text:p>
      <text:p text:style-name="Hanging_20_indent"><text:span text:style-name="T1">base_tree.</text:span><text:span text:style-name="T10">fallen_leaves()</text:span><text:span text:style-name="T1">: returns True if the tree </text:span><text:span text:style-name="T3">contains leaves OR knots as sisters to the trunk</text:span><text:span text:style-name="T1">, else False.</text:span></text:p>
      <text:p text:style-name="Hanging_20_indent"><text:span text:style-name="T1">base_tree.</text:span><text:span text:style-name="T10">fallen_branches()</text:span><text:span text:style-name="T1">: returns True if the tree contains </text:span><text:span text:style-name="T3">branches as sisters to the trunk</text:span><text:span text:style-name="T1">, else False.</text:span></text:p>
      <text:p text:style-name="Hanging_20_indent"><text:span text:style-name="T1">base_tree.</text:span><text:span text:style-name="T10">terminal_branches()</text:span><text:span text:style-name="T1">: returns True if the tree contains </text:span><text:span text:style-name="T3">branches without any child nodes</text:span><text:span text:style-name="T1">, else False.</text:span></text:p>
      <text:p text:style-name="Hanging_20_indent"><text:span text:style-name="T1">base_tree.</text:span><text:span text:style-name="T10">has_knots()</text:span><text:span text:style-name="T1">: returns True if the tree contains </text:span><text:span text:style-name="T3">knot nodes</text:span><text:span text:style-name="T1">, else False.</text:span></text:p>
      <text:p text:style-name="Hanging_20_indent"><text:span text:style-name="T1">base_tree.</text:span><text:span text:style-name="T10">has_contacts()</text:span><text:span text:style-name="T1">: returns True if the tree contains </text:span><text:span text:style-name="T3">contact nodes</text:span><text:span text:style-name="T1">, else False.</text:span></text:p>
      <text:p text:style-name="Hanging_20_indent"><text:span text:style-name="T1">base_tree.</text:span><text:span text:style-name="T10">crossing_branches()</text:span><text:span text:style-name="T1">: returns True if the tree contains </text:span><text:span text:style-name="T3">branches dominating discontiguous groups of leaves and knots</text:span><text:span text:style-name="T7">, else False.</text:span></text:p>
      <text:p text:style-name="Hanging_20_indent"><text:span text:style-name="T7">base_tree.</text:span><text:span text:style-name="T6">min_leaves_per_branch()</text:span><text:span text:style-name="T7">: returns the </text:span><text:span text:style-name="T3">minimum number of child leaves and knots </text:span><text:soft-page-break/><text:span text:style-name="T7">dominated by any branch of the tree.</text:span></text:p>
      <text:p text:style-name="Hanging_20_indent"><text:span text:style-name="T7">base_tree.</text:span><text:span text:style-name="T6">max_leaves_per_branch()</text:span><text:span text:style-name="T7">: returns the </text:span><text:span text:style-name="T3">maximum number of child leaves and knots </text:span><text:span text:style-name="T7">dominated by any branch of the tree.</text:span></text:p>
      <text:p text:style-name="Hanging_20_indent"><text:span text:style-name="T7">base_tree.</text:span><text:span text:style-name="T6">to_string_tree()</text:span><text:span text:style-name="T7">: returns the tree as a StringTree instance.</text:span></text:p>
      <text:h text:style-name="Heading_20_3" text:outline-level="3">Search methods</text:h>
      <text:p text:style-name="Hanging_20_indent"><text:span text:style-name="T7">base_tree.</text:span><text:span text:style-name="T6">find_nodes</text:span><text:span text:style-name="T7">(</text:span><text:span text:style-name="T3">attr, value, [ancestor_node], [regex=True]</text:span><text:span text:style-name="T7">): returns a list of all nodes for which attribute </text:span><text:span text:style-name="T3">attr</text:span><text:span text:style-name="T7"> is equal to value </text:span><text:span text:style-name="T3">value</text:span><text:span text:style-name="T7">. <text:s/>If </text:span><text:span text:style-name="T3">ancestor_node</text:span><text:span text:style-name="T7"> is given, only descendents of this node are searched. <text:s/>If </text:span><text:span text:style-name="T3">regex</text:span><text:span text:style-name="T7"> is True (default), </text:span><text:span text:style-name="T3">value</text:span><text:span text:style-name="T7"> is treated as a regular expression.</text:span></text:p>
      <text:p text:style-name="Hanging_20_indent"><text:span text:style-name="T7">base_tree.</text:span><text:span text:style-name="T6">find_child_nodes</text:span><text:span text:style-name="T7">(</text:span><text:span text:style-name="T3">attr, value, parent_node, [regex=True]</text:span><text:span text:style-name="T7">): returns a list of all child nodes of </text:span><text:span text:style-name="T3">parent_node </text:span><text:span text:style-name="T7">for which attribute </text:span><text:span text:style-name="T3">attr</text:span><text:span text:style-name="T7"> is equal to value </text:span><text:span text:style-name="T3">value</text:span><text:span text:style-name="T7">. <text:s/>If </text:span><text:span text:style-name="T3">regex</text:span><text:span text:style-name="T7"> is True (default), </text:span><text:span text:style-name="T3">value</text:span><text:span text:style-name="T7"> is treated as a regular expression.</text:span></text:p>
      <text:p text:style-name="Hanging_20_indent"><text:span text:style-name="T1">base_tree.</text:span><text:span text:style-name="T10">get_child_leaves</text:span><text:span text:style-name="T7">(</text:span><text:span text:style-name="T3">structure_node</text:span><text:span text:style-name="T7">):</text:span><text:span text:style-name="T1"> returns a list of </text:span><text:span text:style-name="T3">all the child leaves and knots</text:span><text:span text:style-name="T7"> of structure_node.</text:span></text:p>
      <text:p text:style-name="Hanging_20_indent"><text:span text:style-name="T7">base_tree.</text:span><text:span text:style-name="T6">get_child_branches</text:span><text:span text:style-name="T7">(</text:span><text:span text:style-name="T3">structure_node</text:span><text:span text:style-name="T7">): returns a list </text:span><text:span text:style-name="T3">all the child branches </text:span><text:span text:style-name="T7">of structure_node.</text:span></text:p>
      <text:p text:style-name="Hanging_20_indent"><text:span text:style-name="T7">base_tree.</text:span><text:span text:style-name="T6">get_child_structures</text:span><text:span text:style-name="T7">(</text:span><text:span text:style-name="T3">structure_node</text:span><text:span text:style-name="T7">): returns a list </text:span><text:span text:style-name="T3">all the child structures </text:span><text:span text:style-name="T7">of structure_node.</text:span></text:p>
      <text:p text:style-name="Hanging_20_indent"><text:span text:style-name="T8">base_tree.</text:span><text:span text:style-name="T9">order_nodes</text:span><text:span text:style-name="T8">(</text:span><text:span text:style-name="T4">node_list</text:span><text:span text:style-name="T8">): Returns nodes in </text:span><text:span text:style-name="T4">node_list</text:span><text:span text:style-name="T8"> order by text order. <text:s/>Branches are ordered by first leaf or knot. <text:s/>Returns None if two nodes in </text:span><text:span text:style-name="T4">node_list </text:span><text:span text:style-name="T8">have the same first leaf or knot.</text:span></text:p>
      <text:p text:style-name="Hanging_20_indent"><text:span text:style-name="T8">base_tree.</text:span><text:span text:style-name="T9">get_target</text:span><text:span text:style-name="T8">(</text:span><text:span text:style-name="T4">contact_node</text:span><text:span text:style-name="T8">): Returns the target of a contact node.</text:span></text:p>
      <text:h text:style-name="Heading_20_3" text:outline-level="3">Edit methods</text:h>
      <text:p text:style-name="Hanging_20_indent"><text:span text:style-name="T7">base_tree.</text:span><text:span text:style-name="T6">make_id</text:span><text:span text:style-name="T7">(</text:span><text:span text:style-name="T3">[prefix], [length]</text:span><text:span text:style-name="T7">): returns a new ID made up of </text:span><text:span text:style-name="T3">length </text:span><text:span text:style-name="T7">digits with prefix </text:span><text:span text:style-name="T3">prefix</text:span><text:span text:style-name="T7">. <text:s/>The ID will be unused in the tree, but not necessarily in the forest. </text:span></text:p>
      <text:p text:style-name="Hanging_20_indent"><text:span text:style-name="T7">base_tree.</text:span><text:span text:style-name="T6">update_id</text:span><text:span text:style-name="T3">(structure_node</text:span><text:span text:style-name="T7">, </text:span><text:span text:style-name="T3">new_id)</text:span><text:span text:style-name="T8">: Assigns </text:span><text:span text:style-name="T4">new_id</text:span><text:span text:style-name="T8"> to </text:span><text:span text:style-name="T4">structure_node</text:span><text:span text:style-name="T8">, updating all links in &lt;contact/&gt; nodes. <text:s/>Raises ModifyTreeError if (i) ID is in use or (ii) a non-structure node is passed.</text:span></text:p>
      <text:p text:style-name="Hanging_20_indent"><text:span text:style-name="T8">base_tree.</text:span><text:span text:style-name="T9">new_leaf</text:span><text:span text:style-name="T4">([iid], [value='--'])</text:span><text:span text:style-name="T8">: Creates and returns a new &lt;leaf/&gt; node, with id attribute </text:span><text:span text:style-name="T4">iid </text:span><text:span text:style-name="T8">and text value </text:span><text:span text:style-name="T4">value</text:span><text:span text:style-name="T8">. <text:s/>If </text:span><text:span text:style-name="T4">iid</text:span><text:span text:style-name="T8"> is not passed, an automatic ID is assigned. <text:s/>The node is placed as a child of the </text:span><text:span text:style-name="T4">trunk</text:span><text:span text:style-name="T8"> and is ordered </text:span><text:span text:style-name="T4">last</text:span><text:span text:style-name="T8">.</text:span></text:p>
      <text:p text:style-name="Hanging_20_indent"><text:span text:style-name="T8">base_tree.</text:span><text:span text:style-name="T9">new_knot</text:span><text:span text:style-name="T4">([iid], [value='--'])</text:span><text:span text:style-name="T8">: Creates and returns a new &lt;knot/&gt; node, with id attribute </text:span><text:span text:style-name="T4">iid </text:span><text:span text:style-name="T8">and text value </text:span><text:span text:style-name="T4">value</text:span><text:span text:style-name="T8">. <text:s/>If </text:span><text:span text:style-name="T4">iid</text:span><text:span text:style-name="T8"> is not passed, an automatic ID is assigned. <text:s/>The node is placed as a child of the </text:span><text:span text:style-name="T4">trunk</text:span><text:span text:style-name="T8"> and is ordered </text:span><text:span text:style-name="T4">last</text:span><text:span text:style-name="T8">.</text:span></text:p>
      <text:p text:style-name="Hanging_20_indent"><text:span text:style-name="T8">base_tree.</text:span><text:span text:style-name="T9">new_branch</text:span><text:span text:style-name="T4">([iid], [child_nodes])</text:span><text:span text:style-name="T8">: Creates and returns a new &lt;branch/&gt; node, with id attribute </text:span><text:span text:style-name="T4">iid </text:span><text:span text:style-name="T8">and <text:s/>children </text:span><text:span text:style-name="T4">child_nodes</text:span><text:span text:style-name="T8">. <text:s/>If </text:span><text:span text:style-name="T4">iid</text:span><text:span text:style-name="T8"> is not passed, an automatic ID is assigned. <text:s/>The new branch node is placed as a child of the </text:span><text:span text:style-name="T4">trunk</text:span><text:span text:style-name="T8">.</text:span></text:p>
      <text:p text:style-name="Hanging_20_indent"><text:span text:style-name="T8">base_tree.</text:span><text:span text:style-name="T9">new_contact</text:span><text:span text:style-name="T4">(from_node, to_node)</text:span><text:span text:style-name="T8">: Creates and returns a new &lt;contact/&gt; node linking </text:span><text:span text:style-name="T4">from_node</text:span><text:span text:style-name="T8"> to </text:span><text:span text:style-name="T4">to_node</text:span><text:span text:style-name="T8">.</text:span></text:p>
      <text:p text:style-name="Hanging_20_indent"><text:span text:style-name="T8">base_tree.</text:span><text:span text:style-name="T9">move_node</text:span><text:span text:style-name="T4">(node, new_parent)</text:span><text:span text:style-name="T8">: Moves </text:span><text:span text:style-name="T4">node</text:span><text:span text:style-name="T8"> to the child of </text:span><text:span text:style-name="T4">new_parent</text:span><text:span text:style-name="T8">. <text:s/></text:span><text:span text:style-name="T4">node</text:span><text:span text:style-name="T8">’s child nodes and their descendents become children of </text:span><text:span text:style-name="T4">node</text:span><text:span text:style-name="T8">’s former parent (i.e. </text:span><text:span text:style-name="T4">only node moves!</text:span><text:span text:style-name="T8">) If the move is illegal (e.g. </text:span><text:span text:style-name="T4">new_parent</text:span><text:span text:style-name="T8"> is a &lt;leaf/&gt;), ModifyTreeError is raised.</text:span></text:p>
      <text:p text:style-name="Hanging_20_indent"><text:span text:style-name="T8">base_tree.</text:span><text:span text:style-name="T9">move_node_deep</text:span><text:span text:style-name="T4">(node, new_parent)</text:span><text:span text:style-name="T8">: Moves </text:span><text:span text:style-name="T4">node</text:span><text:span text:style-name="T8"> and all </text:span><text:span text:style-name="T4">node</text:span><text:span text:style-name="T8">’s children and descendents to </text:span><text:span text:style-name="T4">new_parent</text:span><text:span text:style-name="T8">. If the move is illegal (e.g. </text:span><text:span text:style-name="T4">new_parent</text:span><text:span text:style-name="T8"> is a &lt;leaf/&gt;), ModifyTreeError is raised.</text:span></text:p>
      <text:p text:style-name="Hanging_20_indent"><text:span text:style-name="T8">base_tree.</text:span><text:span text:style-name="T9">del_node</text:span><text:span text:style-name="T4">(structure_node)</text:span><text:span text:style-name="T8">: Deletes </text:span><text:span text:style-name="T4">structure_node</text:span><text:span text:style-name="T8"> from the tree. <text:s/></text:span><text:span text:style-name="T4">Structure_node</text:span><text:span text:style-name="T8">’s children become children of </text:span><text:span text:style-name="T4">structure_node</text:span><text:span text:style-name="T8">’s parent node.</text:span></text:p>
      <text:p text:style-name="Hanging_20_indent"><text:span text:style-name="T8">base_tree.</text:span><text:span text:style-name="T9">del_node_deep</text:span><text:span text:style-name="T4">(structure_node)</text:span><text:span text:style-name="T8">: Deletes </text:span><text:span text:style-name="T4">structure node</text:span><text:span text:style-name="T8"> and all descendents from the tree.</text:span></text:p>
      <text:p text:style-name="Hanging_20_indent"><text:span text:style-name="T8">base_tree.</text:span><text:span text:style-name="T9">del_nodes</text:span><text:span text:style-name="T4">(list)</text:span><text:span text:style-name="T8">: As del_node, but deletes a list of structure nodes. <text:s/>Faster than multiple </text:span><text:soft-page-break/><text:span text:style-name="T8">calls to del_node.</text:span></text:p>
      <text:p text:style-name="Hanging_20_indent"><text:span text:style-name="T8">base_tree.</text:span><text:span text:style-name="T9">del_contact</text:span><text:span text:style-name="T4">(contact_node)</text:span><text:span text:style-name="T8">: Deletes </text:span><text:span text:style-name="T4">contact_node</text:span><text:span text:style-name="T8"> from the tree.</text:span></text:p>
      <text:p text:style-name="Hanging_20_indent"><text:span text:style-name="T8">base_tree.</text:span><text:span text:style-name="T9">add_branch_attr</text:span><text:span text:style-name="T4">(attr)</text:span><text:span text:style-name="T8">: Adds </text:span><text:span text:style-name="T4">attr</text:span><text:span text:style-name="T8"> to all branches in the tree.</text:span></text:p>
      <text:p text:style-name="Hanging_20_indent"><text:span text:style-name="T8">base_tree.</text:span><text:span text:style-name="T9">add_leaf_attr</text:span><text:span text:style-name="T4">(attr</text:span><text:span text:style-name="T8">): Adds </text:span><text:span text:style-name="T4">attr</text:span><text:span text:style-name="T8"> to all leaves in the tree.</text:span></text:p>
      <text:p text:style-name="Hanging_20_indent"><text:span text:style-name="T8">base_tree.</text:span><text:span text:style-name="T9">remove_leaf_attr</text:span><text:span text:style-name="T8">(</text:span><text:span text:style-name="T4">attr</text:span><text:span text:style-name="T8">): Removes attribute </text:span><text:span text:style-name="T4">attr</text:span><text:span text:style-name="T8"> from all leaves.</text:span></text:p>
      <text:p text:style-name="Hanging_20_indent"><text:span text:style-name="T8">base_tree.</text:span><text:span text:style-name="T9">remove_branch_attr</text:span><text:span text:style-name="T8">(</text:span><text:span text:style-name="T4">attr</text:span><text:span text:style-name="T8">): Removes attribute </text:span><text:span text:style-name="T4">attr</text:span><text:span text:style-name="T8"> from all branches/</text:span></text:p>
      <text:p text:style-name="Hanging_20_indent"><text:span text:style-name="T8">base_tree.</text:span><text:span text:style-name="T9">shuffle_leaf</text:span><text:span text:style-name="T4">(node, new_order)</text:span><text:span text:style-name="T8">: Places </text:span><text:span text:style-name="T4">leaf</text:span><text:span text:style-name="T8"> or </text:span><text:span text:style-name="T4">knot</text:span><text:span text:style-name="T8"> in position </text:span><text:span text:style-name="T4">order</text:span><text:span text:style-name="T8"> of the sentence, reassigning all other </text:span><text:span text:style-name="T4">order</text:span><text:span text:style-name="T8"> attributes. <text:s/>ModifyTreeError raised if </text:span><text:span text:style-name="T4">order</text:span><text:span text:style-name="T8"> is outside the sentence (e.g. </text:span><text:span text:style-name="T4">new_order</text:span><text:span text:style-name="T8"> = 5 in a four-word sentence).</text:span></text:p>
      <text:h text:style-name="Heading_20_3" text:outline-level="3">Structuring methods:</text:h>
      <text:p text:style-name="Hanging_20_indent"><text:span text:style-name="T8">base_tree.</text:span><text:span text:style-name="T9">restructure</text:span><text:span text:style-name="T8">([contacts], [crossing_branches], [fallen_branches], [fallen_leaves], [knots], [max_leaves_per_branch], [min_leaves_per_branch], [terminal_branches]): Restructures the tree so that it conforms to the one or more structural properties passed as keyword arguments. <text:s/>E.g. </text:span><text:span text:style-name="T4">contacts=False</text:span><text:span text:style-name="T8"> will delete all contacts; </text:span><text:span text:style-name="T4">terminal_branches=False</text:span><text:span text:style-name="T8"> will delete all terminal branches; </text:span><text:span text:style-name="T4">knots=False</text:span><text:span text:style-name="T8"> will convert all knots to leaves. Use with caution.</text:span></text:p>
      <text:p text:style-name="Hanging_20_indent"><text:span text:style-name="T8">base_tree.</text:span><text:span text:style-name="T9">sort</text:span><text:span text:style-name="T8">(): Sorts leaf / knot nodes in the DOM into text order. <text:s/>Will raise ModifyTreeError if the tree has crossing branches.</text:span></text:p>
      <text:p text:style-name="Hanging_20_indent"><text:span text:style-name="T8">base_tree.</text:span><text:span text:style-name="T9">format_conll</text:span><text:span text:style-name="T8">(): Creates a CoNLL compatible tree structur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  <style:text-properties style:font-name="Liberation Mono"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1:59:06</meta:creation-date>
    <dc:date>2014-03-27T15:12:57</dc:date>
    <meta:editing-duration>PT10H22M4S</meta:editing-duration>
    <meta:editing-cycles>58</meta:editing-cycles>
    <meta:generator>LibreOffice/3.5$Linux_X86_64 LibreOffice_project/350m1$Build-2</meta:generator>
    <dc:creator>T. M. Rainsford</dc:creator>
    <meta:document-statistic meta:table-count="0" meta:image-count="0" meta:object-count="0" meta:page-count="4" meta:paragraph-count="82" meta:word-count="1323" meta:character-count="9633" meta:non-whitespace-character-count="8359"/>
  </office:meta>
</office:document-meta>
</file>